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loext:word-spacing-minimum="75%" loext:word-spacing-maximum="133%"/>
    </style:style>
    <style:style style:name="P3" style:family="paragraph" style:parent-style-name="List_20_Paragraph" style:list-style-name="WWNum2">
      <style:paragraph-properties fo:text-align="justify" style:justify-single-word="false" loext:word-spacing-minimum="75%" loext:word-spacing-maximum="133%"/>
    </style:style>
    <style:style style:name="P4" style:family="paragraph" style:parent-style-name="List_20_Paragraph">
      <style:paragraph-properties fo:text-align="center" style:justify-single-word="false"/>
    </style:style>
    <style:style style:name="P5" style:family="paragraph" style:parent-style-name="List_20_Paragraph">
      <style:paragraph-properties fo:text-align="center" style:justify-single-word="false" loext:word-spacing-minimum="75%" loext:word-spacing-maximum="133%"/>
    </style:style>
    <style:style style:name="P6" style:family="paragraph" style:parent-style-name="List_20_Paragraph" style:list-style-name="WWNum2"/>
    <style:style style:name="P7" style:family="paragraph" style:parent-style-name="List_20_Paragraph">
      <style:paragraph-properties fo:text-align="center" style:justify-single-word="false"/>
      <style:text-properties fo:language="en" fo:country="GB" fo:font-style="italic" style:font-style-asian="italic" style:font-style-complex="italic"/>
    </style:style>
    <style:style style:name="P8" style:family="paragraph" style:parent-style-name="List_20_Paragraph" style:list-style-name="WWNum3">
      <style:paragraph-properties fo:text-align="justify" style:justify-single-word="false" loext:word-spacing-minimum="75%" loext:word-spacing-maximum="133%"/>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language="en" fo:country="US" fo:font-weight="bold" officeooo:rsid="00187612" style:font-size-asian="14pt" style:font-weight-asian="bold" style:font-size-complex="14pt" style:font-weight-complex="bold"/>
    </style:style>
    <style:style style:name="T3" style:family="text">
      <style:text-properties fo:font-size="14pt" fo:language="en" fo:country="GB" fo:font-style="italic" style:font-size-asian="14pt" style:font-style-asian="italic" style:font-size-complex="14pt" style:font-style-complex="italic"/>
    </style:style>
    <style:style style:name="T4" style:family="text">
      <style:text-properties fo:font-size="12pt" fo:language="en" fo:country="GB" fo:font-style="italic" style:font-size-asian="12pt" style:font-style-asian="italic" style:font-size-complex="12pt" style:font-style-complex="italic"/>
    </style:style>
    <style:style style:name="T5" style:family="text">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style:font-name-asian="F" style:font-style-asian="italic" style:font-style-complex="italic"/>
    </style:style>
    <style:style style:name="T8" style:family="text">
      <style:text-properties fo:language="en" fo:country="GB" fo:font-style="italic" fo:font-weight="bold" style:font-style-asian="italic" style:font-weight-asian="bold" style:font-style-complex="italic" style:font-weight-complex="bold"/>
    </style:style>
    <style:style style:name="T9" style:family="text">
      <style:text-properties fo:language="en" fo:country="GB"/>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Formula">
      <style:graphic-properties fo:margin-left="0in" fo:margin-right="0in" fo:margin-top="0in" fo:margin-bottom="0in"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2NDQyMTE1NTO1NDIxMDdX0lEKTi0uzszPAykwqQUAUcOjqSwAAAA=" text:name="__Grammarly_42___1"/>
      </text:user-field-decls>
      <text:p text:style-name="P1" loext:marker-style-name="T1"><text:span text:style-name="T2">­</text:span><text:span text:style-name="T1">Basic Python</text:span></text:p>
      <text:p text:style-name="P1" loext:marker-style-name="T3"><text:span text:style-name="T3">List 1 – types, operators</text:span><text:span text:style-name="T3"/></text:p>
      <text:p text:style-name="P2" loext:marker-style-name="T4"><text:span text:style-name="T5">Note: </text:span><text:span text:style-name="T4">You should use Python script mode. So the effect of your work is *.py file. <text:s/></text:span></text:p>
      <text:p text:style-name="P2" loext:marker-style-name="T4"><text:span text:style-name="T5">Note:</text:span><text:span text:style-name="T4"> All your solutions should be sent to Moodle after the classes. If you did not finish in class, sending the solution before the next class is mandatory. Include comments if necessary.</text:span></text:p>
      <text:list text:style-name="WWNum2">
        <text:list-item>
          <text:p text:style-name="P3" loext:marker-style-name="T6"><text:span text:style-name="T6">Below you will find snippets of code (one line). What would be the effect if you ran them in Python? After that check their effect in the Python script. If you are getting the error, comment line with the explanation of why it is the error:</text:span><text:span text:style-name="T6"/></text:p>
          <text:list>
            <text:list-item>
              <text:p text:style-name="P3" loext:marker-style-name="T6"><text:span text:style-name="T6">print 13+6</text:span><text:span text:style-name="T6"/></text:p>
            </text:list-item>
            <text:list-item>
              <text:p text:style-name="P3" loext:marker-style-name="T6"><text:span text:style-name="T6">print(13+6)</text:span><text:span text:style-name="T6"/></text:p>
            </text:list-item>
            <text:list-item>
              <text:p text:style-name="P3" loext:marker-style-name="T6"><text:span text:style-name="T6">print(“13”+6)</text:span><text:span text:style-name="T6"/></text:p>
            </text:list-item>
            <text:list-item>
              <text:p text:style-name="P3" loext:marker-style-name="T6"><text:span text:style-name="T6">print(“13+”6”) [try adding different strings as well, do you see what is the effect?]</text:span><text:span text:style-name="T6"/></text:p>
            </text:list-item>
            <text:list-item>
              <text:p text:style-name="P3" loext:marker-style-name="T6"><text:span text:style-name="T6">type(0b1101)</text:span><text:span text:style-name="T6"/></text:p>
            </text:list-item>
            <text:list-item>
              <text:p text:style-name="P3" loext:marker-style-name="T6"><text:span text:style-name="T6">print(0b11+0b10)</text:span><text:span text:style-name="T6"/></text:p>
            </text:list-item>
            <text:list-item>
              <text:p text:style-name="P3" loext:marker-style-name="T6"><text:span text:style-name="T6">print(int(-2.23))</text:span><text:span text:style-name="T6"/></text:p>
            </text:list-item>
            <text:list-item>
              <text:p text:style-name="P3" loext:marker-style-name="T6"><text:span text:style-name="T6">print(str(-2.2e3)+str(0b11))</text:span><text:span text:style-name="T6"/></text:p>
            </text:list-item>
            <text:list-item>
              <text:p text:style-name="P3" loext:marker-style-name="T6"><text:span text:style-name="T6">print(type(2)==type(3.0))</text:span><text:span text:style-name="T6"/></text:p>
            </text:list-item>
            <text:list-item>
              <text:p text:style-name="P3" loext:marker-style-name="T6"><text:span text:style-name="T6">print(type(2)==type(int(3.0)))</text:span><text:span text:style-name="T6"/></text:p>
            </text:list-item>
            <text:list-item>
              <text:p text:style-name="P3" loext:marker-style-name="T6"><text:span text:style-name="T6">print(1==True)</text:span><text:span text:style-name="T6"/></text:p>
            </text:list-item>
            <text:list-item>
              <text:p text:style-name="P3" loext:marker-style-name="T6"><text:span text:style-name="T6">print(0=False)</text:span><text:span text:style-name="T6"/></text:p>
            </text:list-item>
          </text:list>
        </text:list-item>
        <text:list-item>
          <text:p text:style-name="P3" loext:marker-style-name="T6"><text:span text:style-name="T6">Write the line of code that can evaluate these conditions: “2 is greater than 3 and 3 is greater than or equal to 2” [The answer should be False]</text:span><text:span text:style-name="T6"/></text:p>
        </text:list-item>
        <text:list-item>
          <text:p text:style-name="P3" loext:marker-style-name="T6"><text:span text:style-name="T6">Write the line of code that can evaluate these conditions: “2 is not equal to 3 or 3 is equal to 4”</text:span><text:span text:style-name="T6"/></text:p>
        </text:list-item>
        <text:list-item>
          <text:p text:style-name="P3" loext:marker-style-name="T6"><text:span text:style-name="T6">Write the line of code that can evaluate the value of following expression: </text:span><text:span text:style-name="T6"/></text:p>
        </text:list-item>
      </text:list>
      <text:p text:style-name="P4" loext:marker-style-name="T7"><draw:frame draw:style-name="fr1" draw:name="Object1" text:anchor-type="as-char" svg:width="0.9929in" svg:height="0.2327in" draw:z-index="0"><draw:object xlink:href="./Object 1" xlink:type="simple" xlink:show="embed" xlink:actuate="onLoad"/><draw:image xlink:href="./ObjectReplacements/Object 1" xlink:type="simple" xlink:show="embed" xlink:actuate="onLoad"/></draw:frame><text:span text:style-name="T7"><text:s/>[mod is modulo operator]</text:span></text:p>
      <text:list text:continue-numbering="true" text:style-name="WWNum2">
        <text:list-item>
          <text:p text:style-name="P3" loext:marker-style-name="T6"><text:span text:style-name="T6">Write the line of code that can evaluate the value of following expression: </text:span><text:span text:style-name="T6"/></text:p>
        </text:list-item>
      </text:list>
      <text:p text:style-name="P4" loext:marker-style-name="T7"><draw:frame draw:style-name="fr1" draw:name="Object2" text:anchor-type="as-char" svg:width="0.7665in" svg:height="0.3953in" draw:z-index="1"><draw:object xlink:href="./Object 2" xlink:type="simple" xlink:show="embed" xlink:actuate="onLoad"/><draw:image xlink:href="./ObjectReplacements/Object 2" xlink:type="simple" xlink:show="embed" xlink:actuate="onLoad"/></draw:frame><text:span text:style-name="T7"><text:s/>[</text:span><draw:frame draw:style-name="fr1" draw:name="Object3" text:anchor-type="as-char" svg:width="5.1929in" svg:height="0.1854in" draw:z-index="2"><draw:object xlink:href="./Object 3" xlink:type="simple" xlink:show="embed" xlink:actuate="onLoad"/><draw:image xlink:href="./ObjectReplacements/Object 3" xlink:type="simple" xlink:show="embed" xlink:actuate="onLoad"/></draw:frame><text:span text:style-name="T7">]</text:span></text:p>
      <text:list text:continue-numbering="true" text:style-name="WWNum2">
        <text:list-item>
          <text:p text:style-name="P3" loext:marker-style-name="T6"><text:span text:style-name="T6">Write the line of code that can evaluate the value of following expression: </text:span><text:span text:style-name="T6"/></text:p>
        </text:list-item>
      </text:list>
      <text:p text:style-name="P5" loext:marker-style-name="T6"><draw:frame draw:style-name="fr2" draw:name="Object4" text:anchor-type="as-char" svg:y="-0.1728in" svg:width="0.2in" svg:height="0.2091in" draw:z-index="3"><draw:object xlink:href="./Object 4" xlink:type="simple" xlink:show="embed" xlink:actuate="onLoad"/><draw:image xlink:href="./ObjectReplacements/Object 4" xlink:type="simple" xlink:show="embed" xlink:actuate="onLoad"/></draw:frame></text:p>
      <text:list text:continue-numbering="true" text:style-name="WWNum2">
        <text:list-item>
          <text:p text:style-name="P6" loext:marker-style-name="T6"><text:span text:style-name="T6">Write the lines of code that will create variable “my_number” and “my_second_number” and assign to them values of chosen number between 10 and 99. Then assign their multiplication to “my_number” and print it</text:span><text:span text:style-name="T6"/></text:p>
        </text:list-item>
      </text:list>
      <text:p text:style-name="P7" loext:marker-style-name="T6"/>
      <text:p text:style-name="P2" loext:marker-style-name="T6"><text:span text:style-name="T8">Tip:</text:span><text:span text:style-name="T6"> If you need to practice more at home – visit site:</text:span></text:p>
      <text:p text:style-name="P2" loext:marker-style-name="T9"><text:a xlink:type="simple" xlink:href="https://www.w3schools.com/python/exercise.asp" text:style-name="Internet_20_link" text:visited-style-name="Visited_20_Internet_20_Link"><text:span text:style-name="Internet_20_link"><text:span text:style-name="T9">https://www.w3schools.com/python/exercise.asp</text:span></text:span></text:a><text:span text:style-name="T9"> </text:span></text:p>
      <text:p text:style-name="P2" loext:marker-style-name="T9"><text:span text:style-name="T9">you can practice in the chapters: </text:span><text:span text:style-name="T9"/></text:p>
      <text:list text:style-name="WWNum3">
        <text:list-item>
          <text:p text:style-name="P8" loext:marker-style-name="T6"><text:span text:style-name="T6">Comments</text:span><text:span text:style-name="T6"/></text:p>
        </text:list-item>
        <text:list-item>
          <text:p text:style-name="P8" loext:marker-style-name="T6"><text:span text:style-name="T6">Data types </text:span><text:span text:style-name="T6"/></text:p>
        </text:list-item>
        <text:list-item>
          <text:p text:style-name="P8" loext:marker-style-name="T6"><text:span text:style-name="T6">Numbers </text:span><text:span text:style-name="T6"/></text:p>
        </text:list-item>
        <text:list-item>
          <text:p text:style-name="P8" loext:marker-style-name="T6"><text:soft-page-break/><text:span text:style-name="T6">Casting</text:span><text:span text:style-name="T6"/></text:p>
        </text:list-item>
        <text:list-item>
          <text:p text:style-name="P8" loext:marker-style-name="T6"><text:span text:style-name="T6">Variables</text:span><text:span text:style-name="T6"/></text:p>
        </text:list-item>
        <text:list-item>
          <text:p text:style-name="P8" loext:marker-style-name="T6"><text:span text:style-name="T6">Variable Names</text:span><text:span text:style-name="T6"/></text:p>
        </text:list-item>
        <text:list-item>
          <text:p text:style-name="P8" loext:marker-style-name="T6"><text:span text:style-name="T6">Operators (you can skip ones with operators that I skip in the lecture)</text:span><text:span text:style-name="T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font-size="11pt" style:font-size-asian="11pt" style:font-size-complex="11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alibri" fo:font-family="Calibri" style:font-family-generic="roman" style:font-pitch="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tyle="normal" style:font-name-asian="Calibri1" style:font-family-asian="Calibri" style:font-family-generic-asian="system" style:font-pitch-asian="variable" style:font-style-asian="normal" style:font-name-complex="F"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language="en" fo:country="G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ł Smolnicki</meta:initial-creator>
    <meta:editing-cycles>3</meta:editing-cycles>
    <meta:creation-date>2024-10-03T15:15:00</meta:creation-date>
    <dc:date>2025-10-17T14:21:36.569547164</dc:date>
    <meta:editing-duration>PT11M24S</meta:editing-duration>
    <meta:generator>LibreOffice/25.8.2.2$Linux_X86_64 LibreOffice_project/580$Build-2</meta:generator>
    <meta:document-statistic meta:table-count="0" meta:image-count="0" meta:object-count="4" meta:page-count="2" meta:paragraph-count="36" meta:word-count="320" meta:character-count="1827" meta:non-whitespace-character-count="1556"/>
    <meta:user-defined meta:name="AppVersion">16.0000</meta:user-defined>
    <meta:user-defined meta:name="ContentTypeId">0x010100D14116C38815924F98F32AB58D7AB3B0</meta:user-defined>
    <meta:user-defined meta:name="GrammarlyDocumentId">2a22f08adaf68a10b41bff8f7d00d227b61f688234330d13b784c834228d7c53</meta:user-defined>
    <meta:template xlink:type="simple" xlink:actuate="onRequest" xlink:title="Normal" xlink:href=""/>
  </office:meta>
</office:document-meta>
</file>

<file path=Object 1/content.xml><?xml version="1.0" encoding="utf-8"?>
<math xmlns="http://www.w3.org/1998/Math/MathML" display="block">
  <semantics>
    <mrow>
      <mrow>
        <mo fence="true" form="prefix" stretchy="true">(</mo>
        <mrow>
          <mrow>
            <mn>2</mn>
            <mtext>+</mtext>
            <msup>
              <mn>3</mn>
              <mn>2</mn>
            </msup>
          </mrow>
        </mrow>
        <mo fence="true" form="postfix" stretchy="true">)</mo>
      </mrow>
      <mtext> </mtext>
      <mi mathvariant="italic">mod</mi>
      <mtext> </mtext>
      <mn>5</mn>
    </mrow>
    <annotation encoding="StarMath 5.0">left (2"+" {3} ^ {2} right ) " "mod" "5</annotation>
  </semantics>
</math>
</file>

<file path=Object 2/content.xml><?xml version="1.0" encoding="utf-8"?>
<math xmlns="http://www.w3.org/1998/Math/MathML" display="block">
  <semantics>
    <mrow>
      <mfrac>
        <mn>1</mn>
        <mn>4</mn>
      </mfrac>
      <mtext>+</mtext>
      <mtext> </mtext>
      <mi>⌊</mi>
      <mn>5.2</mn>
      <mi>⌋</mi>
    </mrow>
    <annotation encoding="StarMath 5.0">{1} over {4} "+"" " ⌊5.2⌋</annotation>
  </semantics>
</math>
</file>

<file path=Object 3/content.xml><?xml version="1.0" encoding="utf-8"?>
<math xmlns="http://www.w3.org/1998/Math/MathML" display="block">
  <semantics>
    <mrow>
      <mi>⌊</mi>
      <mtext>x</mtext>
      <mi>⌋</mi>
      <mtext> </mtext>
      <mi mathvariant="italic">is</mi>
      <mtext> </mtext>
      <mi mathvariant="italic">floor</mi>
      <mtext> </mtext>
      <mi mathvariant="italic">of</mi>
      <mtext> </mtext>
      <mi mathvariant="italic">number</mi>
      <mtext> </mtext>
      <mi>x</mi>
      <mi>,</mi>
      <mtext> </mtext>
      <mi mathvariant="italic">so</mi>
      <mtext> </mtext>
      <mi mathvariant="italic">the</mi>
      <mtext> </mtext>
      <mi mathvariant="italic">largest</mi>
      <mtext> </mtext>
      <mi mathvariant="italic">number</mi>
      <mtext> </mtext>
      <mi mathvariant="italic">not</mi>
      <mtext> </mtext>
      <mi mathvariant="italic">greater</mi>
      <mtext> </mtext>
      <mi mathvariant="italic">than</mi>
      <mtext> </mtext>
      <mi>x</mi>
    </mrow>
    <annotation encoding="StarMath 5.0">⌊"x"⌋ " "is" "floor" "of" "number" "x," "so" "the" "largest" "number" "not" "greater" "than" "x</annotation>
  </semantics>
</math>
</file>

<file path=Object 4/content.xml><?xml version="1.0" encoding="utf-8"?>
<math xmlns="http://www.w3.org/1998/Math/MathML" display="block">
  <semantics>
    <msup>
      <msup>
        <mn>4</mn>
        <mn>2</mn>
      </msup>
      <mn>3</mn>
    </msup>
    <annotation encoding="StarMath 5.0">{{4} ^ {2}} ^ {3}</annotation>
  </semantics>
</math>
</file>